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 style:master-page-name="">
      <style:table-properties style:width="17cm" style:page-number="auto" fo:break-before="auto" fo:break-after="auto" table:align="left" fo:keep-with-next="auto"/>
    </style:style>
    <style:style style:name="Tabla1.A" style:family="table-column">
      <style:table-column-properties style:column-width="2.501cm"/>
    </style:style>
    <style:style style:name="Tabla1.B" style:family="table-column">
      <style:table-column-properties style:column-width="2.249cm"/>
    </style:style>
    <style:style style:name="Tabla1.C" style:family="table-column">
      <style:table-column-properties style:column-width="2.6cm"/>
    </style:style>
    <style:style style:name="Tabla1.D" style:family="table-column">
      <style:table-column-properties style:column-width="3.133cm"/>
    </style:style>
    <style:style style:name="Tabla1.E" style:family="table-column">
      <style:table-column-properties style:column-width="3.306cm"/>
    </style:style>
    <style:style style:name="Tabla1.F" style:family="table-column">
      <style:table-column-properties style:column-width="3.212cm"/>
    </style:style>
    <style:style style:name="Tabla1.A1" style:family="table-cell">
      <style:table-cell-properties style:vertical-align="middle" fo:padding-left="0.318cm" fo:padding-right="0.318cm" fo:padding-top="0.212cm" fo:padding-bottom="0.212cm" fo:border="0.05pt solid #000000"/>
    </style:style>
    <style:style style:name="P1" style:family="paragraph" style:parent-style-name="Heading_20_3">
      <style:paragraph-properties fo:margin-left="0cm" fo:margin-right="0cm" fo:text-indent="0cm" style:auto-text-indent="false" fo:keep-with-next="auto"/>
    </style:style>
    <style:style style:name="P2" style:family="paragraph" style:parent-style-name="Table_20_Contents">
      <style:paragraph-properties fo:margin-left="0cm" fo:margin-right="0cm" fo:text-indent="0cm" style:auto-text-indent="false" fo:keep-with-next="auto"/>
    </style:style>
    <style:style style:name="P3" style:family="paragraph" style:parent-style-name="Table_20_Contents">
      <style:paragraph-properties fo:margin-left="0cm" fo:margin-right="0cm" fo:text-indent="0cm" style:auto-text-indent="false" fo:keep-with-next="auto"/>
      <style:text-properties loext:padding="0cm" loext:border="non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6" style:family="paragraph" style:parent-style-name="Text_20_body">
      <style:paragraph-properties fo:margin-left="0cm" fo:margin-right="0cm" fo:text-indent="0cm" style:auto-text-indent="false" fo:keep-with-next="auto"/>
    </style:style>
    <style:style style:name="P7" style:family="paragraph" style:parent-style-name="Text_20_body" style:list-style-name="L8">
      <style:paragraph-properties fo:margin-left="0cm" fo:margin-right="0cm" fo:text-indent="0cm" style:auto-text-indent="false" fo:keep-with-next="auto"/>
    </style:style>
    <style:style style:name="P8" style:family="paragraph" style:parent-style-name="Text_20_body" style:list-style-name="L9">
      <style:paragraph-properties fo:margin-left="0cm" fo:margin-right="0cm" fo:text-indent="0cm" style:auto-text-indent="false" fo:keep-with-next="auto"/>
    </style:style>
    <style:style style:name="T1" style:family="text">
      <style:text-properties loext:padding="0cm" loext:border="non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-0.499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-0.499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-0.499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1">Guía de Práctica: Compatibilidad de GPUs y IGPs</text:span> 🎮</text:h>
      <text:section text:style-name="Sect1" text:name="model-response-message-contentr_f054e6f361087704">
        <text:p text:style-name="P6">¡Hola, futuros expertos en gráficos! 🚀 En esta última práctica, vamos a identificar un componente esencial para el rendimiento visual de cualquier PC: la <text:span text:style-name="T1">GPU (Graphics Processing Unit)</text:span>. Vuestro objetivo es determinar qué modelos de tarjetas gráficas externas (GPU) son compatibles con las placas base que habéis estado analizando y, además, si estas placas soportan <text:span text:style-name="T1">gráficos integrados (iGPU)</text:span>.</text:p>
        <text:p text:style-name="Horizontal_20_Line"/>
        <text:h text:style-name="P1" text:outline-level="3"><text:span text:style-name="T1">Paso a Paso para Determinar la Compatibilidad de la GPU</text:span> 🧐</text:h>
        <text:list text:style-name="L8">
          <text:list-item>
            <text:p text:style-name="P7"><text:span text:style-name="T1">Compatibilidad de la GPU Externa</text:span>: La compatibilidad con tarjetas gráficas externas es bastante sencilla, ya que el estándar principal es la ranura <text:span text:style-name="T1">PCI Express (PCIe)</text:span>.</text:p>
            <text:list>
              <text:list-item>
                <text:p text:style-name="P7"><text:span text:style-name="T1">Localiza la ranura PCIe x16</text:span>: Es la ranura más larga y ancha de la placa base, generalmente ubicada más cerca del zócalo de la CPU. Esta ranura está diseñada para tarjetas gráficas de alto rendimiento. Las placas base modernas tienen ranuras <text:span text:style-name="T1">PCIe 4.0 x16</text:span> o incluso <text:span text:style-name="T1">PCIe 5.0 x16</text:span>, que ofrecen mayor ancho de banda que las versiones anteriores.</text:p>
              </text:list-item>
              <text:list-item>
                <text:p text:style-name="P7"><text:span text:style-name="T1">Compatibilidad universal</text:span>: La buena noticia es que, gracias a la retrocompatibilidad del estándar PCIe, cualquier tarjeta gráfica moderna (AMD o NVIDIA) es compatible con cualquier ranura PCIe x16, independientemente de si es 3.0, 4.0 o 5.0. Solo ten en cuenta que una tarjeta PCIe 5.0 funcionará a la velocidad de la ranura si esta es PCIe 4.0, por ejemplo.</text:p>
              </text:list-item>
            </text:list>
          </text:list-item>
          <text:list-item>
            <text:p text:style-name="P7"><text:span text:style-name="T1">Identificación del Gráfico Integrado (iGPU)</text:span>: Esto es más complejo y depende de si la placa base tiene salidas de video y si el procesador compatible tiene una iGPU.</text:p>
            <text:list>
              <text:list-item>
                <text:p text:style-name="P7"><text:span text:style-name="T1">Revisa el panel trasero</text:span>: Observa la parte trasera de la placa base. Si hay puertos de video como <text:span text:style-name="T1">HDMI</text:span> o <text:span text:style-name="T1">DisplayPort</text:span>, la placa base está diseñada para usar gráficos integrados. Si estos puertos no existen, la placa base no tiene soporte para iGPU.</text:p>
              </text:list-item>
              <text:list-item>
                <text:p text:style-name="P7"><text:span text:style-name="T1">Compatibilidad con el procesador</text:span>: El hecho de que la placa tenga puertos de video no significa que puedas usarlos. El procesador que instales debe tener su propio gráfico integrado (iGPU).</text:p>
                <text:list>
                  <text:list-item>
                    <text:p text:style-name="P7"><text:span text:style-name="T1">Procesadores Intel</text:span>: La mayoría de los procesadores Intel "Core" (sin el sufijo "F") tienen gráficos integrados. Por ejemplo, un <text:span text:style-name="T1">Intel Core i5-12400</text:span> tiene iGPU, mientras que un <text:span text:style-name="T1">Intel Core i5-12400F</text:span> no.</text:p>
                  </text:list-item>
                  <text:list-item>
                    <text:p text:style-name="P7"><text:span text:style-name="T1">Procesadores AMD</text:span>: La mayoría de las APU de AMD (con el sufijo "G") tienen gráficos integrados, como un <text:span text:style-name="T1">Ryzen 5 5600G</text:span>. Los procesadores Ryzen sin "G" (como un <text:span text:style-name="T1">Ryzen 5 7600X</text:span>) no tienen gráficos integrados y requieren una tarjeta gráfica externa para funcionar.</text:p>
                  </text:list-item>
                </text:list>
              </text:list-item>
            </text:list>
          </text:list-item>
        </text:list>
        <text:p text:style-name="Horizontal_20_Line"/>
        <text:h text:style-name="P1" text:outline-level="3"><text:span text:style-name="T1">Tabla de Compatibilidad de Gráficos</text:span> 📝</text:h>
        <text:p text:style-name="P6">Completa la siguiente tabla para cada placa base que hayas analizado.</text:p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header-rows>
            <text:soft-page-break/>
            <table:table-row>
              <table:table-cell table:style-name="Tabla1.A1" office:value-type="string">
                <text:p text:style-name="P2">Placa Base (Modelo y Chipset)</text:p>
              </table:table-cell>
              <table:table-cell table:style-name="Tabla1.A1" office:value-type="string">
                <text:p text:style-name="P2">¿Tipo de ranura PCIe para GPU?</text:p>
              </table:table-cell>
              <table:table-cell table:style-name="Tabla1.A1" office:value-type="string">
                <text:p text:style-name="P2">¿La Placa Base tiene puertos de video?</text:p>
              </table:table-cell>
              <table:table-cell table:style-name="Tabla1.A1" office:value-type="string">
                <text:p text:style-name="P2">¿Permite usar gráficos integrados (iGPU)?</text:p>
              </table:table-cell>
              <table:table-cell table:style-name="Tabla1.A1" office:value-type="string">
                <text:p text:style-name="P2">Ejemplos de CPU compatibles con iGPU</text:p>
              </table:table-cell>
              <table:table-cell table:style-name="Tabla1.A1" office:value-type="string">
                <text:p text:style-name="P2">Ejemplos de CPU que requieren GPU externa</text:p>
              </table:table-cell>
            </table:table-row>
          </table:table-header-rows>
          <table:table-row>
            <table:table-cell table:style-name="Tabla1.A1" office:value-type="string">
              <text:p text:style-name="P3">Placa Base 1:</text:p>
            </table:table-cell>
            <table:table-cell table:style-name="Tabla1.A1" office:value-type="string">
              <text:p text:style-name="P5"/>
            </table:table-cell>
            <table:table-cell table:style-name="Tabla1.A1" office:value-type="string">
              <text:p text:style-name="P5"/>
            </table:table-cell>
            <table:table-cell table:style-name="Tabla1.A1" office:value-type="string">
              <text:p text:style-name="P5"/>
            </table:table-cell>
            <table:table-cell table:style-name="Tabla1.A1" office:value-type="string">
              <text:p text:style-name="P5"/>
            </table:table-cell>
            <table:table-cell table:style-name="Tabla1.A1" office:value-type="string">
              <text:p text:style-name="P5"/>
            </table:table-cell>
          </table:table-row>
          <table:table-row>
            <table:table-cell table:style-name="Tabla1.A1" office:value-type="string">
              <text:p text:style-name="P3">Placa Base 2:</text:p>
            </table:table-cell>
            <table:table-cell table:style-name="Tabla1.A1" office:value-type="string">
              <text:p text:style-name="P5"/>
            </table:table-cell>
            <table:table-cell table:style-name="Tabla1.A1" office:value-type="string">
              <text:p text:style-name="P5"/>
            </table:table-cell>
            <table:table-cell table:style-name="Tabla1.A1" office:value-type="string">
              <text:p text:style-name="P5"/>
            </table:table-cell>
            <table:table-cell table:style-name="Tabla1.A1" office:value-type="string">
              <text:p text:style-name="P5"/>
            </table:table-cell>
            <table:table-cell table:style-name="Tabla1.A1" office:value-type="string">
              <text:p text:style-name="P5"/>
            </table:table-cell>
          </table:table-row>
          <table:table-row>
            <table:table-cell table:style-name="Tabla1.A1" office:value-type="string">
              <text:p text:style-name="P3">Placa Base 3:</text:p>
            </table:table-cell>
            <table:table-cell table:style-name="Tabla1.A1" office:value-type="string">
              <text:p text:style-name="P5"/>
            </table:table-cell>
            <table:table-cell table:style-name="Tabla1.A1" office:value-type="string">
              <text:p text:style-name="P5"/>
            </table:table-cell>
            <table:table-cell table:style-name="Tabla1.A1" office:value-type="string">
              <text:p text:style-name="P5"/>
            </table:table-cell>
            <table:table-cell table:style-name="Tabla1.A1" office:value-type="string">
              <text:p text:style-name="P5"/>
            </table:table-cell>
            <table:table-cell table:style-name="Tabla1.A1" office:value-type="string">
              <text:p text:style-name="P4"/>
            </table:table-cell>
          </table:table-row>
        </table:table>
        <text:p text:style-name="Horizontal_20_Line"/>
        <text:h text:style-name="P1" text:outline-level="3"><text:span text:style-name="T1">Puntos Clave</text:span> 🧠</text:h>
        <text:list text:style-name="L9">
          <text:list-item>
            <text:p text:style-name="P8"><text:span text:style-name="T1">GPU Externa</text:span>: La ranura <text:span text:style-name="T1">PCIe x16</text:span> es el conector universal para tarjetas gráficas. Todos los modelos recientes (RTX 4060, RX 7700 XT, etc.) son compatibles.</text:p>
          </text:list-item>
          <text:list-item>
            <text:p text:style-name="P8"><text:span text:style-name="T1">iGPU</text:span>: El soporte para gráficos integrados es una combinación de la <text:span text:style-name="T1">placa base</text:span> (que debe tener salidas de video) y el <text:span text:style-name="T1">procesador</text:span> (que debe incluir el chip gráfico).</text:p>
          </text:list-item>
          <text:list-item>
            <text:p text:style-name="P8"><text:span text:style-name="T1">Selección de componentes</text:span>: Si no planeas usar una tarjeta gráfica dedicada, debes asegurarte de que tanto la placa base como el procesador que elijas tengan soporte para gráficos integrados.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8T21:35:52.982535236</meta:creation-date>
    <dc:date>2025-09-08T22:24:53.032457907</dc:date>
    <meta:editing-duration>PT48M59S</meta:editing-duration>
    <meta:editing-cycles>5</meta:editing-cycles>
    <meta:generator>LibreOffice/24.2.2.2$Linux_X86_64 LibreOffice_project/d56cc158d8a96260b836f100ef4b4ef25d6f1a01</meta:generator>
    <meta:print-date>2025-09-08T22:22:38.950731521</meta:print-date>
    <meta:printed-by>Archivos PDF</meta:printed-by>
    <meta:document-statistic meta:table-count="1" meta:image-count="0" meta:object-count="0" meta:page-count="2" meta:paragraph-count="26" meta:word-count="554" meta:character-count="3311" meta:non-whitespace-character-count="2794"/>
  </office:meta>
</office:document-meta>
</file>